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0838" officeooo:paragraph-rsid="000c0838"/>
    </style:style>
    <style:style style:name="P2" style:family="paragraph" style:parent-style-name="Standard">
      <style:text-properties officeooo:paragraph-rsid="000d2441"/>
    </style:style>
    <style:style style:name="P3" style:family="paragraph" style:parent-style-name="Standard">
      <style:text-properties officeooo:paragraph-rsid="000fd69f"/>
    </style:style>
    <style:style style:name="P4" style:family="paragraph" style:parent-style-name="Standard">
      <style:text-properties officeooo:rsid="001344d0" officeooo:paragraph-rsid="001344d0"/>
    </style:style>
    <style:style style:name="P5" style:family="paragraph" style:parent-style-name="Standard">
      <style:text-properties officeooo:rsid="00155e64" officeooo:paragraph-rsid="00155e64"/>
    </style:style>
    <style:style style:name="T1" style:family="text">
      <style:text-properties officeooo:rsid="000d2441"/>
    </style:style>
    <style:style style:name="T2" style:family="text">
      <style:text-properties officeooo:rsid="0014cdbd"/>
    </style:style>
    <style:style style:name="T3" style:family="text">
      <style:text-properties officeooo:rsid="0015b96c"/>
    </style:style>
    <style:style style:name="T4" style:family="text">
      <style:text-properties style:font-name="Cambria" fo:language="de" fo:country="CH" fo:font-weight="normal" style:font-weight-asian="normal" style:font-weight-complex="normal"/>
    </style:style>
    <style:style style:name="T5" style:family="text">
      <style:text-properties style:font-name="Cambria" fo:language="de" fo:country="CH" fo:font-weight="normal" officeooo:rsid="0087dd9a" style:font-weight-asian="normal" style:font-weight-complex="normal"/>
    </style:style>
    <style:style style:name="T6" style:family="text">
      <style:text-properties style:font-name="Cambria" fo:language="de" fo:country="CH" fo:font-weight="normal" officeooo:rsid="0013a2e2" style:font-weight-asian="normal" style:font-weight-complex="normal"/>
    </style:style>
    <style:style style:name="T7" style:family="text">
      <style:text-properties style:font-name="Cambria" fo:language="de" fo:country="CH" fo:font-weight="normal" officeooo:rsid="0014a78e" style:font-weight-asian="normal" style:font-weight-complex="normal"/>
    </style:style>
    <style:style style:name="T8" style:family="text">
      <style:text-properties officeooo:rsid="000fd69f"/>
    </style:style>
    <style:style style:name="T9" style:family="text">
      <style:text-properties officeooo:rsid="00118f65"/>
    </style:style>
    <style:style style:name="T10" style:family="text">
      <style:text-properties fo:language="de" fo:country="C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rwort</text:p>
      <text:p text:style-name="P1"/>
      <text:p text:style-name="P2"><text:span text:style-name="T1">Was haben Auge, Miefquirler und Wiesentreter gemeinsam? Sie sind </text:span><text:span text:style-name="T2">alle</text:span><text:span text:style-name="T1"> in </text:span><text:span text:style-name="T3">dieser erinnerten und imaginierten Enzyklopädie der fantastischen Wesen und geflügelten Worte versammelt – der </text:span><text:span text:style-name="T1">Encyclopaedia Fantastica. Die Struktur der Beschreibungen orientiert sich an bekannten Nachschlagewerken, der Inhalt besteht aus Erinnerungen, Fantasie und mehr oder weniger echten Geschichten.</text:span></text:p>
      <text:p text:style-name="P2"/>
      <text:p text:style-name="P3"><text:span text:style-name="T8">Alle diese Figuren und Sprüche wären nicht in diesem Buch gelandet, gäbe es meinen Vater Ralf nicht. Wenn ich an Bogomil denke oder an den Quark im Schaufenster, denke ich an </text:span><text:span text:style-name="T9">dich</text:span><text:span text:style-name="T8">. </text:span><text:span text:style-name="T9">Vielleicht hast du nicht alle die Figuren selber erfunden, aber ohne dich hätte ich wohl noch nie bei Hempels unters Sofa geguckt und wüsste auch gar nicht, was ein Bipsberger ist.</text:span></text:p>
      <text:p text:style-name="P3"/>
      <text:p text:style-name="P4"><text:span text:style-name="T5">E</text:span><text:span text:style-name="T4">s war ein grosses Vergnügen, in Erinnerungen zu kramen, Mami und Ari zu befragen und den Figuren endlich Gesichter zu geben. </text:span><text:span text:style-name="T7">Janine hat die Texte dazu geschrieben und eine Menge kuriose und liebenswerten Gestalten kennengelernt.</text:span></text:p>
      <text:p text:style-name="P4"><text:span text:style-name="T7"/></text:p>
      <text:p text:style-name="P5"><text:span text:style-name="T10">Mikis,<text:line-break/>im Dezember 20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ensch Meyer</meta:initial-creator>
    <meta:creation-date>2020-12-02T22:37:52.677000000</meta:creation-date>
    <dc:date>2020-12-02T22:55:32.969000000</dc:date>
    <dc:creator>Mensch Meyer</dc:creator>
    <meta:editing-duration>PT17M36S</meta:editing-duration>
    <meta:editing-cycles>10</meta:editing-cycles>
    <meta:generator>LibreOffice/7.0.3.1$Windows_X86_64 LibreOffice_project/d7547858d014d4cf69878db179d326fc3483e082</meta:generator>
    <meta:document-statistic meta:table-count="0" meta:image-count="0" meta:object-count="0" meta:page-count="1" meta:paragraph-count="5" meta:word-count="150" meta:character-count="997" meta:non-whitespace-character-count="851"/>
  </office:meta>
</office:document-meta>
</file>